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quête 1</text:p>
      <text:p text:style-name="Standard"/>
      <text:p text:style-name="Standard">SELECT distinct orders.ShipName AS 'Société', customers.ContactName AS 'Contact', customers.ContactTitle AS 'Fonction', customers.Phone AS 'Téléphone' FROM orders</text:p>
      <text:p text:style-name="Standard">JOIN customers ON customers.CustomerID = orders.CustomerID</text:p>
      <text:p text:style-name="Standard">WHERE customers.Country = 'France';</text:p>
      <text:p text:style-name="Standard"/>
      <text:p text:style-name="Standard"/>
      <text:p text:style-name="Standard">Requête 2</text:p>
      <text:p text:style-name="Standard"/>
      <text:p text:style-name="Standard">SELECT products.ProductName AS 'Produit', products.UnitPrice AS 'Prix' FROM products</text:p>
      <text:p text:style-name="Standard">JOIN suppliers ON suppliers.SupplierID = products.SupplierID</text:p>
      <text:p text:style-name="Standard">WHERE suppliers.CompanyName = 'Exotic Liquids';</text:p>
      <text:p text:style-name="Standard"/>
      <text:p text:style-name="Standard"/>
      <text:p text:style-name="Standard">Requête 3</text:p>
      <text:p text:style-name="Standard"/>
      <text:p text:style-name="Standard">SELECT suppliers.CompanyName AS 'Fournisseur', products.UnitsInStock AS 'Nombre de produits' FROM products</text:p>
      <text:p text:style-name="Standard">JOIN suppliers ON suppliers.supplierID = products.SupplierID</text:p>
      <text:p text:style-name="Standard">WHERE suppliers.Country = 'France'</text:p>
      <text:p text:style-name="Standard">GROUP BY suppliers.CompanyName</text:p>
      <text:p text:style-name="Standard">ORDER BY products.UnitsInStock DESC;</text:p>
      <text:p text:style-name="Standard"/>
      <text:p text:style-name="Standard"/>
      <text:p text:style-name="Standard">Requête 4</text:p>
      <text:p text:style-name="Standard"/>
      <text:p text:style-name="Standard">SELECT orders.ShipName AS 'Client', COUNT(orders.OrderDate) AS 'Nbre commandes' FROM orders</text:p>
      <text:p text:style-name="Standard">WHERE ShipCountry = 'France'</text:p>
      <text:p text:style-name="Standard">GROUP BY orders.ShipName</text:p>
      <text:p text:style-name="Standard">HAVING COUNT(orders.OrderDate) &gt; 10;</text:p>
      <text:p text:style-name="Standard"/>
      <text:p text:style-name="Standard"/>
      <text:p text:style-name="Standard">Requête 5</text:p>
      <text:p text:style-name="Standard"/>
      <text:p text:style-name="Standard">SELECT orders.ShipName AS 'Client', SUM(UnitPrice * Quantity) AS 'CA', orders.ShipCountry AS 'Pays' FROM orders</text:p>
      <text:p text:style-name="Standard">JOIN `order details` ON `order details`.OrderID = orders.OrderID</text:p>
      <text:p text:style-name="Standard">GROUP BY orders.ShipName</text:p>
      <text:p text:style-name="Standard">ORDER BY SUM(UnitPrice * Quantity) DESC;</text:p>
      <text:p text:style-name="Standard"/>
      <text:p text:style-name="Standard"/>
      <text:p text:style-name="Standard">Requête 6</text:p>
      <text:p text:style-name="Standard"/>
      <text:p text:style-name="Standard">SELECT distinct orders.ShipCountry AS 'Pays' FROM orders</text:p>
      <text:p text:style-name="Standard">JOIN `order details` ON `order details`.OrderID = orders.OrderID</text:p>
      <text:p text:style-name="Standard">JOIN products ON products.ProductID = `order details`.ProductID</text:p>
      <text:p text:style-name="Standard">JOIN suppliers ON suppliers.SupplierID = products.SupplierID</text:p>
      <text:p text:style-name="Standard">WHERE suppliers.CompanyName = 'Exotic Liquids'</text:p>
      <text:p text:style-name="Standard">ORDER BY orders.ShipCountry ASC;</text:p>
      <text:p text:style-name="Standard"/>
      <text:p text:style-name="Standard"><text:soft-page-break/></text:p>
      <text:p text:style-name="Standard">Requête 7</text:p>
      <text:p text:style-name="Standard"/>
      <text:p text:style-name="Standard">SELECT SUM(UnitPrice * Quantity) AS 'Montant Ventes 97' FROM orders</text:p>
      <text:p text:style-name="Standard">JOIN `order details` ON `order details`.OrderID = orders.OrderID</text:p>
      <text:p text:style-name="Standard">WHERE YEAR(orders.OrderDate) = 1997;</text:p>
      <text:p text:style-name="Standard"/>
      <text:p text:style-name="Standard"/>
      <text:p text:style-name="Standard">Requête 8</text:p>
      <text:p text:style-name="Standard"/>
      <text:p text:style-name="Standard">SELECT MONTH(orders.OrderDate) AS 'Mois 97', SUM(UnitPrice * Quantity) AS 'Montant Ventes 97' FROM orders</text:p>
      <text:p text:style-name="Standard">JOIN `order details` ON `order details`.OrderID = orders.OrderID</text:p>
      <text:p text:style-name="Standard">WHERE YEAR(orders.OrderDate) = 1997</text:p>
      <text:p text:style-name="Standard">GROUP BY MONTH(orders.OrderDate);</text:p>
      <text:p text:style-name="Standard"/>
      <text:p text:style-name="Standard"/>
      <text:p text:style-name="Standard">Requête 9</text:p>
      <text:p text:style-name="Standard"/>
      <text:p text:style-name="Standard">SELECT MAX(orders.OrderDate) AS 'Date de dernière commande' FROM orders</text:p>
      <text:p text:style-name="Standard">WHERE orders.ShipName = 'Du monde entier';</text:p>
      <text:p text:style-name="Standard"/>
      <text:p text:style-name="Standard"/>
      <text:p text:style-name="Standard">Requête 10</text:p>
      <text:p text:style-name="Standard"/>
      <text:p text:style-name="Standard">SELECT ROUND(AVG(DATEDIFF(orders.ShippedDate, orders.OrderDate)),0) AS 'Délai moyen de livraison en jours' FROM orders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11:23:18.493186155</meta:creation-date>
    <dc:date>2022-08-25T12:00:05.741249280</dc:date>
    <meta:editing-duration>PT12M56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45" meta:word-count="261" meta:character-count="2178" meta:non-whitespace-character-count="1962"/>
  </office:meta>
</office:document-meta>
</file>